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-subtitle">
      <style:graphic-properties draw:fill-color="#ffffff" draw:auto-grow-height="true" fo:min-height="12.348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Load Balancing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hmed Hesh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are load balancers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ntities that distribute the load across servers or sub-networks </text:p>
              </text:list-item>
              <text:list-item>
                <text:p>Ensures efficient utilization of 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oad Balancing Form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Load balancers exist in two forms:</text:p>
                <text:list>
                  <text:list-item>
                    <text:p>Software:</text:p>
                    <text:list>
                      <text:list-header>
                        <text:p>+ Better routing algorithms</text:p>
                        <text:p>+ More balanced routing</text:p>
                        <text:p><text:span text:style-name="T1">–</text:span> Overhead to decode packets </text:p>
                      </text:list-header>
                    </text:list>
                  </text:list-item>
                  <text:list-item>
                    <text:p>Hardware:</text:p>
                    <text:list>
                      <text:list-header>
                        <text:p>+ Faster </text:p>
                        <text:p><text:span text:style-name="T1">–</text:span> Primitive balancing algorithms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lgorithms For Load Balancing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Round Robin</text:p>
              </text:list-item>
              <text:list-item>
                <text:p>Fair Enqueuing</text:p>
              </text:list-item>
              <text:list-item>
                <text:p>IP Hashing</text:p>
              </text:list-item>
              <text:list-item>
                <text:p>Least Response Tim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ound Robi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quests are sent to each server sequentially</text:p>
              </text:list-item>
              <text:list-item>
                <text:p>No regard to location of requester or server load status</text:p>
              </text:list-item>
              <text:list-item>
                <text:p>Most basic form of balanc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air Enqueu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akes into consideration server load before balancing the request</text:p>
              </text:list-item>
              <text:list-item>
                <text:p>Does not consider location of sender or response time of 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P Hash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IP address of requester is used to determine which server the request will be forwarded to</text:p>
              </text:list-item>
              <text:list-item>
                <text:p>More suitable to serve geographical areas or hot-spo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ast Response Tim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quests are forwarded to the servers with the least response time and are not overloaded </text:p>
              </text:list-item>
              <text:list-item>
                <text:p>Useful in real-time appli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ustom Forwarding Algorithm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ome load balancers support adding custom algorithms through the use of <text:span text:style-name="T2">Business Rule Engines</text:span></text:p>
              </text:list-item>
              <text:list-item>
                <text:p><text:span text:style-name="T3">Such engines typically allow developers to </text:span><text:span text:style-name="T3">create the algorithms in a domain specific </text:span><text:span text:style-name="T3">langu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ssion Persistenc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nformation about a user’s session is often stored locally in the browser</text:p>
              </text:list-item>
              <text:list-item>
                <text:p>In distributed systems, having them at the browser side only might cause failures as each request might be handled by different microservices</text:p>
              </text:list-item>
              <text:list-item>
                <text:p>Load balancers should handle session persistence as need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32">
        <office:forms form:automatic-focus="false" form:apply-design-mode="false"/>
        <draw:frame presentation:style-name="pr8" draw:text-style-name="P1" draw:layer="layout" svg:width="26cm" svg:height="12.348cm" svg:x="1.178cm" svg:y="5.178cm">
          <draw:text-box>
            <text:p>Any 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loext:opacity="0%" fo:font-size="14pt"/>
    </style:style>
    <style:style style:name="MP12" style:family="paragraph">
      <loext:graphic-properties draw:fill="none" draw:fill-color="#ffffff"/>
      <style:text-properties style:use-window-font-color="true" loext:opacity="0%" fo:font-size="14pt"/>
    </style:style>
    <style:style style:name="MP13" style:family="paragraph">
      <style:paragraph-properties fo:text-align="end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5" style:family="paragraph">
      <style:text-properties fo:color="#000000" loext:opacity="100%" fo:font-size="14pt"/>
    </style:style>
    <style:style style:name="MP16" style:family="paragraph">
      <loext:graphic-properties draw:fill="none" draw:fill-color="#ffffff"/>
      <style:text-properties fo:color="#000000" loext:opacity="100%" fo:font-size="14pt"/>
    </style:style>
    <style:style style:name="MP17" style:family="paragraph">
      <style:paragraph-properties fo:text-align="end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1-17T18:00:03.781638016</meta:creation-date>
    <meta:editing-duration>PT1H10M56S</meta:editing-duration>
    <meta:editing-cycles>14</meta:editing-cycles>
    <meta:generator>LibreOffice/7.1.2.2$Linux_X86_64 LibreOffice_project/10$Build-2</meta:generator>
    <dc:title>Midnightblue</dc:title>
    <dc:date>2021-04-17T14:01:53.342016923</dc:date>
    <meta:document-statistic meta:object-count="91"/>
  </office:meta>
</office:document-meta>
</file>